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466cm"/>
    </style:style>
    <style:style style:name="co2" style:family="table-column">
      <style:table-column-properties fo:break-before="auto" style:column-width="17.339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619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1.893cm"/>
    </style:style>
    <style:style style:name="co9" style:family="table-column">
      <style:table-column-properties fo:break-before="auto" style:column-width="1.319cm"/>
    </style:style>
    <style:style style:name="co10" style:family="table-column">
      <style:table-column-properties fo:break-before="auto" style:column-width="1.53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everity</text:p>
          </table:table-cell>
          <table:table-cell table:style-name="ce1" office:value-type="string">
            <text:p>Rule</text:p>
          </table:table-cell>
          <table:table-cell table:style-name="ce1" office:value-type="string">
            <text:p>Descrip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170">
            <text:p>17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183">
            <text:p>18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196">
            <text:p>19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209">
            <text:p>20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236">
            <text:p>23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249">
            <text:p>24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TMS\src\server\BatchFactory.c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sed\chgrpSrv.c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d\chmodSrv.c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core\src\config\constants.cpp</text:p>
          </table:table-cell>
          <table:table-cell office:value-type="float" office:value="6">
            <text:p>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core\src\config\constants.hpp</text:p>
          </table:table-cell>
          <table:table-cell office:value-type="float" office:value="68">
            <text:p>68</text:p>
          </table:table-cell>
          <table:table-cell office:value-type="string">
            <text:p>Required</text:p>
          </table:table-cell>
          <table:table-cell office:value-type="string">
            <text:p>MISRA_3_1_3</text:p>
          </table:table-cell>
          <table:table-cell office:value-type="string">
            <text:p>Size</text:p>
          </table:table-cell>
          <table:table-cell office:value-type="string">
            <text:p>of</text:p>
          </table:table-cell>
          <table:table-cell office:value-type="string">
            <text:p>array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\create_dir.cpp</text:p>
          </table:table-cell>
          <table:table-cell office:value-type="float" office:value="32">
            <text:p>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8">
            <text:p>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30">
            <text:p>3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139">
            <text:p>13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core\src\database\DbConfiguration.cpp</text:p>
          </table:table-cell>
          <table:table-cell office:value-type="float" office:value="12">
            <text:p>1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core\src\database\DbFactory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core\test\src\diet_fixtures.hpp</text:p>
          </table:table-cell>
          <table:table-cell office:value-type="float" office:value="55">
            <text:p>5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core\test\src\diet_fixtures.hpp</text:p>
          </table:table-cell>
          <table:table-cell office:value-type="float" office:value="350">
            <text:p>350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47">
            <text:p>4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89">
            <text:p>8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91">
            <text:p>9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93">
            <text:p>9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95">
            <text:p>9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97">
            <text:p>9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ent\ExporterProxy.cpp</text:p>
          </table:table-cell>
          <table:table-cell office:value-type="float" office:value="28">
            <text:p>28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IMS\src\server\data\ExportFactory.cpp</text:p>
          </table:table-cell>
          <table:table-cell office:value-type="float" office:value="17">
            <text:p>1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67">
            <text:p>67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75">
            <text:p>75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88">
            <text:p>88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05">
            <text:p>10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10">
            <text:p>11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19">
            <text:p>11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24">
            <text:p>12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29">
            <text:p>12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34">
            <text:p>13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39">
            <text:p>13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44">
            <text:p>14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49">
            <text:p>14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54">
            <text:p>15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59">
            <text:p>15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64">
            <text:p>16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91">
            <text:p>19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99">
            <text:p>19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Factory.cpp</text:p>
          </table:table-cell>
          <table:table-cell office:value-type="float" office:value="42">
            <text:p>42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FMS\src\server\FileFactory.c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Factory.cpp</text:p>
          </table:table-cell>
          <table:table-cell office:value-type="float" office:value="49">
            <text:p>4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Factory.cpp</text:p>
          </table:table-cell>
          <table:table-cell office:value-type="float" office:value="50">
            <text:p>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Factory.cpp</text:p>
          </table:table-cell>
          <table:table-cell office:value-type="float" office:value="51">
            <text:p>5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143">
            <text:p>143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156">
            <text:p>156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173">
            <text:p>173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07">
            <text:p>207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16">
            <text:p>21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33">
            <text:p>23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42">
            <text:p>24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51">
            <text:p>25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60">
            <text:p>26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69">
            <text:p>26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78">
            <text:p>27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87">
            <text:p>287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96">
            <text:p>29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306">
            <text:p>30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335">
            <text:p>33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348">
            <text:p>34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Factory.cpp</text:p>
          </table:table-cell>
          <table:table-cell office:value-type="float" office:value="21">
            <text:p>2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TransferProxy.cpp</text:p>
          </table:table-cell>
          <table:table-cell office:value-type="float" office:value="71">
            <text:p>7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27">
            <text:p>2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28">
            <text:p>2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98">
            <text:p>9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134">
            <text:p>134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168">
            <text:p>168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378">
            <text:p>378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405">
            <text:p>405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02">
            <text:p>702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06">
            <text:p>706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11">
            <text:p>711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20">
            <text:p>72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44">
            <text:p>74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47">
            <text:p>747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53">
            <text:p>75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60">
            <text:p>76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56">
            <text:p>25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58">
            <text:p>25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60">
            <text:p>26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62">
            <text:p>262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64">
            <text:p>264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79">
            <text:p>27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81">
            <text:p>28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83">
            <text:p>28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85">
            <text:p>28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87">
            <text:p>28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89">
            <text:p>28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91">
            <text:p>29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93">
            <text:p>29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306">
            <text:p>30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308">
            <text:p>30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310">
            <text:p>31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364">
            <text:p>36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core\src\registry\FMSMapper.cpp</text:p>
          </table:table-cell>
          <table:table-cell office:value-type="float" office:value="200">
            <text:p>2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cli\get_processes.cpp</text:p>
          </table:table-cell>
          <table:table-cell office:value-type="float" office:value="51">
            <text:p>5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cli\get_processes.cpp</text:p>
          </table:table-cell>
          <table:table-cell office:value-type="float" office:value="52">
            <text:p>5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d\getInfosSrv.cpp</text:p>
          </table:table-cell>
          <table:table-cell office:value-type="float" office:value="121">
            <text:p>12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\head_of_file.c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\head_of_file.cpp</text:p>
          </table:table-cell>
          <table:table-cell office:value-type="float" office:value="103">
            <text:p>10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core\src\registry\IMSMapper.cpp</text:p>
          </table:table-cell>
          <table:table-cell office:value-type="float" office:value="134">
            <text:p>134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</text:p>
          </table:table-cell>
          <table:table-cell office:value-type="string">
            <text:p>clause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IMS\src\sed\imssed.cpp</text:p>
          </table:table-cell>
          <table:table-cell office:value-type="float" office:value="122">
            <text:p>12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imssed.cpp</text:p>
          </table:table-cell>
          <table:table-cell office:value-type="float" office:value="127">
            <text:p>12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cli\list_file_transfers.cpp</text:p>
          </table:table-cell>
          <table:table-cell office:value-type="float" office:value="126">
            <text:p>12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TMS\src\cli\list_jobs.cpp</text:p>
          </table:table-cell>
          <table:table-cell office:value-type="float" office:value="197">
            <text:p>19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TMS\src\server\LLServer.cpp</text:p>
          </table:table-cell>
          <table:table-cell office:value-type="float" office:value="290">
            <text:p>29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TMS\src\server\LLServer.cpp</text:p>
          </table:table-cell>
          <table:table-cell office:value-type="float" office:value="585">
            <text:p>58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TMS\src\server\LLServer.cpp</text:p>
          </table:table-cell>
          <table:table-cell office:value-type="float" office:value="675">
            <text:p>67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UMS\src\server\LocalAccountServer.cpp</text:p>
          </table:table-cell>
          <table:table-cell office:value-type="float" office:value="303">
            <text:p>30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90">
            <text:p>9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92">
            <text:p>9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94">
            <text:p>9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98">
            <text:p>9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100">
            <text:p>10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108">
            <text:p>10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110">
            <text:p>11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128">
            <text:p>12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84">
            <text:p>84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90">
            <text:p>90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107">
            <text:p>107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113">
            <text:p>113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119">
            <text:p>119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125">
            <text:p>125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130">
            <text:p>130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171">
            <text:p>171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IMS\src\server\controller\logTool\LogTool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d\lsSrv.cpp</text:p>
          </table:table-cell>
          <table:table-cell office:value-type="float" office:value="41">
            <text:p>4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core\src\registry\MapperRegistry.cpp</text:p>
          </table:table-cell>
          <table:table-cell office:value-type="float" office:value="5">
            <text:p>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MetricServer.cpp</text:p>
          </table:table-cell>
          <table:table-cell office:value-type="float" office:value="91">
            <text:p>91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</text:p>
          </table:table-cell>
          <table:table-cell office:value-type="string">
            <text:p>clause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d\MonitorFMS.h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12_1_3</text:p>
          </table:table-cell>
          <table:table-cell office:value-type="string">
            <text:p>Constructor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:\DemoSQuoRE\C++\SysFera\VISHNU\VISHNU_1.2.0\core\src\database\MYSQLDatabase.cpp</text:p>
          </table:table-cell>
          <table:table-cell office:value-type="float" office:value="129">
            <text:p>12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core\src\database\MYSQLDatabase.cpp</text:p>
          </table:table-cell>
          <table:table-cell office:value-type="float" office:value="130">
            <text:p>130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core\src\database\MYSQLDatabase.cpp</text:p>
          </table:table-cell>
          <table:table-cell office:value-type="float" office:value="131">
            <text:p>131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core\src\database\MYSQLDatabase.cpp</text:p>
          </table:table-cell>
          <table:table-cell office:value-type="float" office:value="132">
            <text:p>132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core\src\utils\Options.cpp</text:p>
          </table:table-cell>
          <table:table-cell office:value-type="float" office:value="109">
            <text:p>1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core\src\database\POSTGREDatabase.cpp</text:p>
          </table:table-cell>
          <table:table-cell office:value-type="float" office:value="135">
            <text:p>13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IMS\src\server\controller\process\ProcessCtl.c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controller\process\ProcessCtl.cpp</text:p>
          </table:table-cell>
          <table:table-cell office:value-type="float" office:value="26">
            <text:p>2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controller\process\ProcessCtl.cpp</text:p>
          </table:table-cell>
          <table:table-cell office:value-type="float" office:value="134">
            <text:p>13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FMS\src\client\RemoteFileProxy.cpp</text:p>
          </table:table-cell>
          <table:table-cell office:value-type="float" office:value="360">
            <text:p>36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cli\restart.cpp</text:p>
          </table:table-cell>
          <table:table-cell office:value-type="float" office:value="89">
            <text:p>8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FMS\src\sed\ServerFMS.cpp</text:p>
          </table:table-cell>
          <table:table-cell office:value-type="float" office:value="17">
            <text:p>1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d\ServerFMS.c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d\ServerFMS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0">
            <text:p>2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1">
            <text:p>2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2">
            <text:p>2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3">
            <text:p>2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4">
            <text:p>2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Fixed (RELAX)</text:p>
          </table:table-cell>
          <table:table-cell office:value-type="string">
            <text:p>C:\DemoSQuoRE\C++\SysFera\VISHNU\VISHNU_1.2.0\TMS\src\sed\ServerTMS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TMS\src\sed\ServerTMS.c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1">
            <text:p>1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2">
            <text:p>1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4">
            <text:p>1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(RELAX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UMS\src\server\SessionServer.cpp</text:p>
          </table:table-cell>
          <table:table-cell office:value-type="float" office:value="259">
            <text:p>259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</text:p>
          </table:table-cell>
          <table:table-cell office:value-type="string">
            <text:p>clause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33">
            <text:p>3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79">
            <text:p>7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08">
            <text:p>108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11">
            <text:p>111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14">
            <text:p>114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17">
            <text:p>11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51">
            <text:p>15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53">
            <text:p>15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55">
            <text:p>15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57">
            <text:p>157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59">
            <text:p>15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61">
            <text:p>16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63">
            <text:p>16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75">
            <text:p>17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91">
            <text:p>19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226">
            <text:p>22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231">
            <text:p>23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248">
            <text:p>24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266">
            <text:p>26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284">
            <text:p>28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305">
            <text:p>30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324">
            <text:p>32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360">
            <text:p>36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425">
            <text:p>42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19">
            <text:p>51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23">
            <text:p>52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28">
            <text:p>528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37">
            <text:p>537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61">
            <text:p>561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64">
            <text:p>56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70">
            <text:p>57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77">
            <text:p>577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TMS\src\server\SSHJobExec.cpp</text:p>
          </table:table-cell>
          <table:table-cell office:value-type="float" office:value="208">
            <text:p>20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tail_of_file.c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\tail_of_file.cpp</text:p>
          </table:table-cell>
          <table:table-cell office:value-type="float" office:value="103">
            <text:p>10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IMS\src\server\controller\logTool\ToolFactory.cpp</text:p>
          </table:table-cell>
          <table:table-cell office:value-type="float" office:value="5">
            <text:p>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controller\logTool\ToolFactory.cpp</text:p>
          </table:table-cell>
          <table:table-cell office:value-type="float" office:value="26">
            <text:p>26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core\src\utils\utilServer.cpp</text:p>
          </table:table-cell>
          <table:table-cell office:value-type="float" office:value="82">
            <text:p>82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core\src\utils\utilVishnu.cpp</text:p>
          </table:table-cell>
          <table:table-cell office:value-type="float" office:value="275">
            <text:p>27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4">04/07/2011</text:date>, <text:time>14:3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4T14:31:44</dc:date>
    <dc:creator>traore </dc:creator>
    <meta:generator>OpenOffice.org/3.2$Unix OpenOffice.org_project/320m19$Build-9505</meta:generator>
    <meta:editing-duration>PT03H58M33S</meta:editing-duration>
    <meta:editing-cycles>11</meta:editing-cycles>
    <meta:document-statistic meta:table-count="1" meta:cell-count="1597" meta:object-count="0"/>
  </office:meta>
</office:document-meta>
</file>